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_20_2" svg:stroke-width="0.04cm" svg:stroke-color="#808080" draw:marker-start-width="0.26cm" draw:marker-end-width="0.26cm" draw:fill="none" draw:fill-color="#1c1c1c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stroke="dash" draw:stroke-dash="Dashed_20__28_var_29__20_2" svg:stroke-width="0.04cm" svg:stroke-color="#808080" draw:marker-start-width="0.26cm" draw:marker-end-width="0.26cm" draw:fill="none" draw:textarea-horizontal-align="justify" draw:textarea-vertical-align="middle" draw:auto-grow-height="false" fo:min-height="0.557cm" fo:min-width="5.407cm" fo:padding-top="0.145cm" fo:padding-bottom="0.145cm" fo:padding-left="0.27cm" fo:padding-right="0.27cm"/>
    </style:style>
    <style:style style:name="gr3" style:family="graphic" style:parent-style-name="objectwithoutfill">
      <style:graphic-properties draw:stroke="dash" draw:stroke-dash="Dashed_20__28_var_29__20_2" svg:stroke-width="0.08cm" svg:stroke-color="#b2b2b2" draw:marker-start="Arrowheads_20_1" draw:marker-start-width="0.32cm" draw:marker-end="" draw:marker-end-width="0.32cm" draw:fill="none" draw:fill-color="#1c1c1c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5cm" svg:stroke-color="#0084d1" draw:marker-start-width="0.275cm" draw:marker-end-width="0.275cm" draw:fill="solid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333333" draw:marker-start-width="0.275cm" draw:marker-end="Arrowheads_20_1" draw:marker-end-width="0.27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Dashed_20__28_var_29__20_2" svg:stroke-width="0.05cm" svg:stroke-color="#333333" draw:marker-start-width="0.275cm" draw:marker-end-width="0.27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333333" draw:marker-start="Arrowheads_20_1" draw:marker-start-width="0.275cm" draw:marker-end="" draw:marker-end-width="0.27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333333" draw:marker-start-width="0.275cm" draw:marker-end-width="0.275cm" draw:fill="solid" draw:fill-color="#33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-width="0.275cm" draw:marker-end-width="0.275cm" draw:fill="none" draw:fill-color="#1c1c1c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Dashed_20__28_var_29__20_2" svg:stroke-width="0.05cm" svg:stroke-color="#000000" draw:marker-start-width="0.275cm" draw:marker-end-width="0.275cm" draw:fill="none" draw:fill-color="#1c1c1c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none" draw:fill-color="#1c1c1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84d1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33333"/>
      <style:paragraph-properties fo:text-align="center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line draw:style-name="gr1" draw:text-style-name="P1" draw:layer="layout" svg:x1="12.952cm" svg:y1="0.112cm" svg:x2="2.914cm" svg:y2="5.877cm">
          <text:p/>
        </draw:line>
        <draw:line draw:style-name="gr1" draw:text-style-name="P1" draw:layer="layout" svg:x1="14.385cm" svg:y1="8.405cm" svg:x2="2.914cm" svg:y2="5.877cm">
          <text:p/>
        </draw:line>
        <draw:custom-shape draw:style-name="gr2" draw:text-style-name="P2" draw:layer="layout" svg:width="8.409cm" svg:height="1.197cm" draw:transform="rotate (-1.39992859302465) translate (13.588cm 0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952cm" svg:y1="4.086cm" svg:x2="1.35cm" svg:y2="6.11cm">
          <text:p/>
        </draw:line>
        <draw:custom-shape draw:style-name="gr4" draw:text-style-name="P3" draw:layer="layout" svg:width="0.284cm" svg:height="0.284cm" draw:transform="rotate (-1.30899693899575) translate (3.028cm 5.6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.93cm" svg:y1="5.871cm" svg:x2="4.097cm" svg:y2="7.297cm">
          <text:p/>
        </draw:line>
        <draw:line draw:style-name="gr5" draw:text-style-name="P2" draw:layer="layout" svg:x1="2.93cm" svg:y1="5.872cm" svg:x2="2.87cm" svg:y2="5.59cm">
          <text:p/>
        </draw:line>
        <draw:circle draw:style-name="gr6" draw:text-style-name="P4" draw:layer="layout" svg:width="19.579cm" svg:height="19.579cm" draw:transform="rotate (-1.30899693899575) translate (16.581cm 3.377cm)" draw:kind="arc" draw:start-angle="145.52" draw:end-angle="178.45">
          <text:p/>
        </draw:circle>
        <draw:circle draw:style-name="gr7" draw:text-style-name="P4" draw:layer="layout" svg:width="18.873cm" svg:height="18.873cm" draw:transform="rotate (-1.30899693899575) translate (16.207cm 3.48cm)" draw:kind="arc" draw:start-angle="176.92" draw:end-angle="214.3">
          <text:p/>
        </draw:circle>
        <draw:circle draw:style-name="gr8" draw:text-style-name="P4" draw:layer="layout" svg:width="19.667cm" svg:height="19.667cm" draw:transform="rotate (-1.27601021613306) translate (7.135cm -16.229cm)" draw:kind="arc" draw:start-angle="357.49" draw:end-angle="34.47">
          <text:p/>
        </draw:circle>
        <draw:circle draw:style-name="gr7" draw:text-style-name="P4" draw:layer="layout" svg:width="19.88cm" svg:height="19.88cm" draw:transform="rotate (-1.27601021613306) translate (7.264cm -16.479cm)" draw:kind="arc" draw:start-angle="340.78" draw:end-angle="357.51">
          <text:p/>
        </draw:circle>
        <draw:custom-shape draw:style-name="gr9" draw:text-style-name="P5" draw:layer="layout" svg:width="0.107cm" svg:height="0.107cm" draw:transform="rotate (-1.30899693899575) translate (4.136cm 7.2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107cm" svg:height="0.107cm" draw:transform="rotate (-1.30899693899575) translate (2.915cm 5.5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107cm" svg:height="0.107cm" draw:transform="rotate (-1.30899693899575) translate (8.182cm 5.6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107cm" svg:height="0.107cm" draw:transform="rotate (-1.30899693899575) translate (1.943cm 5.7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107cm" svg:height="0.107cm" draw:transform="rotate (-1.30899693899575) translate (8.112cm 5.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.918cm" svg:y1="5.818cm" svg:x2="1.959cm" svg:y2="6.037cm">
          <text:p/>
        </draw:line>
        <draw:line draw:style-name="gr5" draw:text-style-name="P2" draw:layer="layout" svg:x1="8.068cm" svg:y1="5.092cm" svg:x2="8.145cm" svg:y2="5.7cm">
          <text:p/>
        </draw:line>
        <draw:custom-shape draw:style-name="gr9" draw:text-style-name="P5" draw:layer="layout" svg:width="0.107cm" svg:height="0.107cm" draw:transform="rotate (-1.30899693899575) translate (1.987cm 5.9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.637cm" svg:y1="8.318cm" svg:x2="5.18cm" svg:y2="8.318cm">
          <text:p/>
        </draw:line>
        <draw:line draw:style-name="gr11" draw:text-style-name="P1" draw:layer="layout" svg:x1="4.631cm" svg:y1="8.83cm" svg:x2="5.164cm" svg:y2="8.83cm">
          <text:p/>
        </draw:line>
        <draw:custom-shape draw:style-name="gr4" draw:text-style-name="P3" draw:layer="layout" svg:width="0.271cm" svg:height="0.284cm" svg:x="4.778cm" svg:y="9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display§\text{Vertex}§svg§600§TRUE</svg:desc>
          <draw:polygon draw:style-name="gr12" draw:text-style-name="P6" draw:layer="layout" svg:width="1.204cm" svg:height="0.287cm" svg:x="5.349cm" svg:y="9.197cm" svg:viewBox="0 0 1205 288" draw:points="603,288 0,288 0,0 1205,0 1205,288">
            <text:p/>
          </draw:polygon>
          <draw:path draw:style-name="gr13" draw:text-style-name="P7" draw:layer="layout" svg:width="0.3cm" svg:height="0.298cm" svg:x="5.357cm" svg:y="9.196cm" svg:viewBox="0 0 301 299" svg:d="M254 42c6-16 18-29 47-29v-13c-13 1-30 1-41 1-13 0-37-1-49-1v13c23 0 31 11 31 22 0 2-1 6-2 8l-77 204-81-213c-3-6-3-8-3-9 0-12 24-12 35-12v-13c-14 1-44 1-60 1-20 0-38-1-54-1v13c28 0 36 0 42 16l97 260c4 9 6 10 11 10 7 0 8-2 11-8z">
            <text:p/>
          </draw:path>
          <draw:path draw:style-name="gr13" draw:text-style-name="P7" draw:layer="layout" svg:width="0.163cm" svg:height="0.194cm" svg:x="5.641cm" svg:y="9.29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142cm" svg:height="0.186cm" svg:x="5.828cm" svg:y="9.29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32cm" svg:height="0.264cm" svg:x="5.989cm" svg:y="9.225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163cm" svg:height="0.194cm" svg:x="6.156cm" svg:y="9.29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213cm" svg:height="0.182cm" svg:x="6.336cm" svg:y="9.303cm" svg:viewBox="0 0 214 183" svg:d="M116 83c14-16 29-36 40-48 13-15 30-22 50-22v-13c-10 1-24 1-34 1-14 0-36-1-41-1v13c8 1 12 6 12 13 0 8-4 12-6 15l-27 33-33-43c-4-3-4-5-4-7 0-6 6-11 16-11v-13c-12 0-40 1-47 1-8 0-29 0-40-1v13c30 0 30 0 50 27l42 54-40 50c-20 25-46 27-54 27v12c11 0 24-2 35-2 13 0 30 2 41 2v-12c-10-3-12-8-12-14 0-9 12-24 37-54l32 42c4 5 10 12 10 15s-4 9-16 11v12c13 0 36-2 46-2 12 0 29 2 41 2v-12c-23 0-30-2-40-14z">
            <text:p/>
          </draw:path>
        </draw:g>
        <draw:custom-shape draw:style-name="gr4" draw:text-style-name="P3" draw:layer="layout" svg:width="0.197cm" svg:height="0.197cm" draw:transform="rotate (-1.30899693899575) translate (7.423cm 5.7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display§\text{Track extrapolation}§svg§600§TRUE</svg:desc>
          <draw:polygon draw:style-name="gr12" draw:text-style-name="P6" draw:layer="layout" svg:width="3.633cm" svg:height="0.374cm" svg:x="5.349cm" svg:y="8.663cm" svg:viewBox="0 0 3634 375" draw:points="1817,375 0,375 0,0 3634,0 3634,375">
            <text:p/>
          </draw:polygon>
          <draw:path draw:style-name="gr13" draw:text-style-name="P7" draw:layer="layout" svg:width="0.274cm" svg:height="0.286cm" svg:x="5.365cm" svg:y="8.669cm" svg:viewBox="0 0 275 287" svg:d="M266 0h-258l-8 95h11c6-67 12-82 75-82 9 0 20 0 23 1 10 2 10 6 10 16v223c0 15 0 21-45 21h-16v13c16-1 60-1 79-1 20 0 63 0 80 1v-13h-17c-44 0-44-6-44-21v-223c0-8 0-14 8-16 4-1 16-1 24-1 64 0 70 15 76 82h11z">
            <text:p/>
          </draw:path>
          <draw:path draw:style-name="gr13" draw:text-style-name="P7" draw:layer="layout" svg:width="0.142cm" svg:height="0.186cm" svg:x="5.629cm" svg:y="8.76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1cm" svg:height="0.194cm" svg:x="5.8cm" svg:y="8.766cm" svg:viewBox="0 0 192 195" svg:d="M124 158c1 17 13 35 33 35 9 0 35-6 35-41v-24h-11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13" draw:text-style-name="P7" draw:layer="layout" svg:width="0.161cm" svg:height="0.194cm" svg:x="6.007cm" svg:y="8.766cm" svg:viewBox="0 0 162 195" svg:d="M35 97c0-68 35-86 57-86 4 0 32 0 46 15-17 2-20 15-20 20 0 10 8 19 20 19 11 0 19-7 19-19 0-29-32-46-65-46-52 0-92 46-92 98 0 54 42 97 91 97 58 0 71-51 71-56 0-3-5-3-6-3-4 0-5 1-5 3-13 40-41 45-56 45-22 0-60-18-60-87z">
            <text:p/>
          </draw:path>
          <draw:path draw:style-name="gr13" draw:text-style-name="P7" draw:layer="layout" svg:width="0.204cm" svg:height="0.293cm" svg:x="6.179cm" svg:y="8.662cm" svg:viewBox="0 0 205 294" svg:d="M34 262c0 19-5 19-34 19v13c14 0 34-1 47-1 12 0 29 0 45 1v-13c-27 0-32 0-32-19v-43l26-24c34 45 52 69 52 76 0 9-7 10-16 10v13c12 0 38-1 46-1 12 0 24 0 37 1v-13c-15 0-25 0-42-23l-53-76c-1-1-3-3-3-4 0-2 31-27 35-30 26-22 44-23 54-23v-13c-14 1-18 1-30 1-16 0-42-1-48-1v13c8 0 13 5 13 11 0 8-6 13-10 15l-60 52v-203l-61 5v13c30 0 34 2 34 24z">
            <text:p/>
          </draw:path>
          <draw:path draw:style-name="gr13" draw:text-style-name="P7" draw:layer="layout" svg:width="0.163cm" svg:height="0.194cm" svg:x="6.541cm" svg:y="8.766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213cm" svg:height="0.181cm" svg:x="6.721cm" svg:y="8.774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  <draw:path draw:style-name="gr13" draw:text-style-name="P7" draw:layer="layout" svg:width="0.132cm" svg:height="0.264cm" svg:x="6.946cm" svg:y="8.696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142cm" svg:height="0.186cm" svg:x="7.113cm" svg:y="8.76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cm" svg:height="0.194cm" svg:x="7.284cm" svg:y="8.766cm" svg:viewBox="0 0 191 195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13" draw:text-style-name="P7" draw:layer="layout" svg:width="0.208cm" svg:height="0.269cm" svg:x="7.488cm" svg:y="8.76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13" draw:text-style-name="P7" draw:layer="layout" svg:width="0.187cm" svg:height="0.194cm" svg:x="7.734cm" svg:y="8.766cm" svg:viewBox="0 0 188 195" svg:d="M188 100c0-56-43-100-93-100-54 0-95 47-95 100 0 54 44 95 94 95 51 0 94-41 94-95zM95 184c-19 0-37-9-49-28-11-19-11-44-11-60 0-17 0-40 11-59 10-19 31-27 48-27 19 0 37 9 48 27 10 18 10 42 10 59 0 16 0 38-8 56-10 20-29 32-49 32z">
            <text:p/>
          </draw:path>
          <draw:path draw:style-name="gr13" draw:text-style-name="P7" draw:layer="layout" svg:width="0.094cm" svg:height="0.293cm" svg:x="7.945cm" svg:y="8.662cm" svg:viewBox="0 0 95 294" svg:d="M61 0l-61 5v13c30 0 34 2 34 24v220c0 19-5 19-34 19v13c14 0 37-1 48-1 10 0 31 1 47 1v-13c-29 0-34 0-34-19z">
            <text:p/>
          </draw:path>
          <draw:path draw:style-name="gr13" draw:text-style-name="P7" draw:layer="layout" svg:width="0.19cm" svg:height="0.194cm" svg:x="8.066cm" svg:y="8.766cm" svg:viewBox="0 0 191 195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5 68 45 28 0 47-17 56-37zM120 89v42c0 41-30 55-49 55-21 0-39-16-39-37 0-23 18-58 88-60z">
            <text:p/>
          </draw:path>
          <draw:path draw:style-name="gr13" draw:text-style-name="P7" draw:layer="layout" svg:width="0.132cm" svg:height="0.264cm" svg:x="8.267cm" svg:y="8.696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09cm" svg:height="0.282cm" svg:x="8.436cm" svg:y="8.67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13" draw:text-style-name="P7" draw:layer="layout" svg:width="0.187cm" svg:height="0.194cm" svg:x="8.55cm" svg:y="8.766cm" svg:viewBox="0 0 188 195" svg:d="M188 100c0-56-43-100-94-100-53 0-94 47-94 100 0 54 44 95 94 95 51 0 94-41 94-95zM94 184c-18 0-36-9-48-28-11-19-11-44-11-60 0-17 0-40 11-59 10-19 31-27 48-27 19 0 37 9 48 27 10 18 10 42 10 59 0 16 0 38-8 56-10 20-29 32-50 32z">
            <text:p/>
          </draw:path>
          <draw:path draw:style-name="gr13" draw:text-style-name="P7" draw:layer="layout" svg:width="0.213cm" svg:height="0.186cm" svg:x="8.762cm" svg:y="8.76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</draw:g>
        <draw:g>
          <svg:title>TexMaths</svg:title>
          <svg:desc>12§display§\text{Standard track}§svg§600§TRUE</svg:desc>
          <draw:polygon draw:style-name="gr12" draw:text-style-name="P6" draw:layer="layout" svg:width="2.758cm" svg:height="0.291cm" svg:x="3.918cm" svg:y="3.014cm" svg:viewBox="0 0 2759 292" draw:points="1379,292 0,292 0,0 2759,0 2759,292">
            <text:p/>
          </draw:polygon>
          <draw:path draw:style-name="gr13" draw:text-style-name="P7" draw:layer="layout" svg:width="0.187cm" svg:height="0.307cm" svg:x="3.942cm" svg:y="3.008cm" svg:viewBox="0 0 188 308" svg:d="M125 134l-55-13c-27-6-42-29-42-54 0-30 22-55 55-55 71 0 80 69 83 89 1 2 1 4 6 4 4 0 4-2 4-10v-85c0-8 0-10-4-10-3 0-4 0-6 6l-15 24c-13-13-31-30-68-30-47 0-83 37-83 81 0 36 23 66 55 78 5 2 27 8 57 15 12 2 24 6 36 21 9 11 13 24 13 39 0 30-22 61-57 61-13 0-44-3-67-23-25-24-26-50-26-66-1-3-4-3-5-3-6 0-6 2-6 9v85c0 7 0 11 5 11 2 0 3-1 6-6 0 0 1-1 15-24 14 14 41 30 78 30 50 0 84-42 84-89 0-42-28-76-63-85z">
            <text:p/>
          </draw:path>
          <draw:path draw:style-name="gr13" draw:text-style-name="P7" draw:layer="layout" svg:width="0.132cm" svg:height="0.264cm" svg:x="4.159cm" svg:y="3.046cm" svg:viewBox="0 0 133 265" svg:d="M66 91h60v-13h-60v-78h-11c-1 35-13 80-55 81v10h36v116c0 53 40 58 55 58 30 0 42-30 42-58v-24h-11v24c0 31-13 47-28 47-28 0-28-38-28-45z">
            <text:p/>
          </draw:path>
          <draw:path draw:style-name="gr13" draw:text-style-name="P7" draw:layer="layout" svg:width="0.191cm" svg:height="0.193cm" svg:x="4.332cm" svg:y="3.117cm" svg:viewBox="0 0 192 194" svg:d="M124 158c1 17 13 35 33 35 9 0 35-6 35-41v-24h-11v24c0 24-11 28-15 28-15 0-16-19-16-22v-85c0-18 0-33-16-50-16-16-37-23-57-23-35 0-65 20-65 48 0 13 8 20 20 20 11 0 20-8 20-20 0-5-3-19-22-19 11-15 32-19 46-19 20 0 44 16 44 54v15c-22 1-50 2-78 16-31 14-42 36-42 55 0 33 41 44 68 44 28 0 47-17 56-36zM120 89v42c0 40-30 55-49 55-21 0-39-16-39-37 0-23 18-58 88-60z">
            <text:p/>
          </draw:path>
          <draw:path draw:style-name="gr13" draw:text-style-name="P7" draw:layer="layout" svg:width="0.213cm" svg:height="0.186cm" svg:x="4.539cm" svg:y="3.11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13" draw:text-style-name="P7" draw:layer="layout" svg:width="0.208cm" svg:height="0.297cm" svg:x="4.773cm" svg:y="3.013cm" svg:viewBox="0 0 209 298" svg:d="M146 270v28l63-4v-14c-29 0-33-3-33-24v-256l-61 5v13c30 0 33 2 33 24v91c-12-16-30-26-53-26-51 0-95 42-95 96 0 53 42 95 90 95 28 0 46-14 56-28zM146 157v86c0 9 0 9-4 16-12 20-32 30-50 30-19 0-34-11-44-28-12-17-13-40-13-58 0-16 1-41 13-60 10-14 25-27 48-27 16 0 32 6 46 25 4 8 4 9 4 16z">
            <text:p/>
          </draw:path>
          <draw:path draw:style-name="gr13" draw:text-style-name="P7" draw:layer="layout" svg:width="0.19cm" svg:height="0.193cm" svg:x="5.01cm" svg:y="3.117cm" svg:viewBox="0 0 191 194" svg:d="M124 158c1 17 13 35 32 35 10 0 35-6 35-41v-24h-10v24c0 24-11 28-15 28-15 0-16-19-16-22v-85c0-18 0-33-16-50-16-16-37-23-57-23-35 0-65 20-65 48 0 13 8 20 20 20 11 0 20-8 20-20 0-5-3-19-22-19 11-15 32-19 46-19 20 0 44 16 44 54v15c-22 1-50 2-78 16-31 14-42 36-42 55 0 33 41 44 68 44 28 0 47-17 56-36zM120 89v42c0 40-30 55-49 55-21 0-39-16-39-37 0-23 18-58 88-60z">
            <text:p/>
          </draw:path>
          <draw:path draw:style-name="gr13" draw:text-style-name="P7" draw:layer="layout" svg:width="0.142cm" svg:height="0.186cm" svg:x="5.214cm" svg:y="3.11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208cm" svg:height="0.297cm" svg:x="5.381cm" svg:y="3.013cm" svg:viewBox="0 0 209 298" svg:d="M146 270v28l63-4v-14c-29 0-33-3-33-24v-256l-61 5v13c30 0 33 2 33 24v91c-12-16-30-26-53-26-51 0-95 42-95 96 0 53 42 95 90 95 28 0 46-14 56-28zM146 157v86c0 9 0 9-4 16-12 20-32 30-50 30-19 0-34-11-44-28-12-17-13-40-13-58 0-16 1-41 13-60 10-14 25-27 48-27 16 0 32 6 46 25 4 8 4 9 4 16z">
            <text:p/>
          </draw:path>
          <draw:path draw:style-name="gr13" draw:text-style-name="P7" draw:layer="layout" svg:width="0.132cm" svg:height="0.264cm" svg:x="5.748cm" svg:y="3.046cm" svg:viewBox="0 0 133 265" svg:d="M66 91h60v-13h-60v-78h-11c-1 35-13 80-55 81v10h36v116c0 53 40 58 55 58 30 0 42-30 42-58v-24h-11v24c0 31-13 47-28 47-28 0-28-38-28-45z">
            <text:p/>
          </draw:path>
          <draw:path draw:style-name="gr13" draw:text-style-name="P7" draw:layer="layout" svg:width="0.142cm" svg:height="0.186cm" svg:x="5.916cm" svg:y="3.11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1cm" svg:height="0.193cm" svg:x="6.087cm" svg:y="3.117cm" svg:viewBox="0 0 192 194" svg:d="M124 158c1 17 13 35 33 35 9 0 35-6 35-41v-24h-11v24c0 24-11 28-15 28-15 0-16-19-16-22v-85c0-18 0-33-16-50-16-16-37-23-57-23-35 0-65 20-65 48 0 13 8 20 20 20 11 0 20-8 20-20 0-5-3-19-22-19 11-15 32-19 46-19 20 0 44 16 44 54v15c-22 1-50 2-78 16-31 14-42 36-42 55 0 33 41 44 68 44 28 0 47-17 56-36zM120 89v42c0 40-30 55-49 55-21 0-39-16-39-37 0-23 18-58 88-60z">
            <text:p/>
          </draw:path>
          <draw:path draw:style-name="gr13" draw:text-style-name="P7" draw:layer="layout" svg:width="0.161cm" svg:height="0.193cm" svg:x="6.293cm" svg:y="3.117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13" draw:text-style-name="P7" draw:layer="layout" svg:width="0.204cm" svg:height="0.293cm" svg:x="6.466cm" svg:y="3.013cm" svg:viewBox="0 0 205 294" svg:d="M34 261c0 19-5 19-34 19v14c14 0 34-2 47-2 12 0 29 0 45 2v-14c-27 0-32 0-32-19v-43l26-24c34 46 52 70 52 77 0 8-7 9-16 9v14c12 0 38-2 46-2 12 0 24 0 37 2v-14c-15 0-25 0-42-22l-53-76c-1-1-3-3-3-5 0-1 31-26 35-30 26-21 44-22 54-22v-14c-14 2-18 2-30 2-16 0-42-2-48-2v14c8 0 13 4 13 10 0 9-6 14-10 16l-60 52v-203l-61 5v13c30 0 34 2 34 24z">
            <text:p/>
          </draw:path>
        </draw:g>
        <draw:g>
          <svg:title>TexMaths</svg:title>
          <svg:desc>12§display§\text{Impact parameter}§svg§600§TRUE</svg:desc>
          <draw:polygon draw:style-name="gr12" draw:text-style-name="P6" draw:layer="layout" svg:width="3.306cm" svg:height="0.369cm" svg:x="0.291cm" svg:y="6.857cm" svg:viewBox="0 0 3307 370" draw:points="1654,370 0,370 0,0 3307,0 3307,370">
            <text:p/>
          </draw:polygon>
          <draw:path draw:style-name="gr13" draw:text-style-name="P7" draw:layer="layout" svg:width="0.129cm" svg:height="0.288cm" svg:x="0.303cm" svg:y="6.856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13" draw:text-style-name="P7" draw:layer="layout" svg:width="0.329cm" svg:height="0.186cm" svg:x="0.457cm" svg:y="6.9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13" draw:text-style-name="P7" draw:layer="layout" svg:width="0.208cm" svg:height="0.269cm" svg:x="0.805cm" svg:y="6.958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13" draw:text-style-name="P7" draw:layer="layout" svg:width="0.191cm" svg:height="0.193cm" svg:x="1.045cm" svg:y="6.9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13" draw:text-style-name="P7" draw:layer="layout" svg:width="0.161cm" svg:height="0.193cm" svg:x="1.251cm" svg:y="6.95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13" draw:text-style-name="P7" draw:layer="layout" svg:width="0.132cm" svg:height="0.264cm" svg:x="1.431cm" svg:y="6.885cm" svg:viewBox="0 0 133 265" svg:d="M66 91h60v-13h-60v-78h-11c-1 35-13 80-55 82v9h36v117c0 52 40 57 55 57 30 0 42-30 42-57v-24h-11v24c0 31-12 46-28 46-28 0-28-38-28-45z">
            <text:p/>
          </draw:path>
          <draw:path draw:style-name="gr13" draw:text-style-name="P7" draw:layer="layout" svg:width="0.208cm" svg:height="0.269cm" svg:x="1.739cm" svg:y="6.958c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
            <text:p/>
          </draw:path>
          <draw:path draw:style-name="gr13" draw:text-style-name="P7" draw:layer="layout" svg:width="0.19cm" svg:height="0.193cm" svg:x="1.978cm" svg:y="6.956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13" draw:text-style-name="P7" draw:layer="layout" svg:width="0.142cm" svg:height="0.186cm" svg:x="2.182cm" svg:y="6.95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1cm" svg:height="0.193cm" svg:x="2.352cm" svg:y="6.95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13" draw:text-style-name="P7" draw:layer="layout" svg:width="0.329cm" svg:height="0.186cm" svg:x="2.559cm" svg:y="6.9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13" draw:text-style-name="P7" draw:layer="layout" svg:width="0.163cm" svg:height="0.193cm" svg:x="2.907cm" svg:y="6.9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13" draw:text-style-name="P7" draw:layer="layout" svg:width="0.132cm" svg:height="0.264cm" svg:x="3.09cm" svg:y="6.885cm" svg:viewBox="0 0 133 265" svg:d="M66 91h60v-13h-60v-78h-11c-1 35-13 80-55 82v9h36v117c0 52 40 57 55 57 30 0 42-30 42-57v-24h-11v24c0 31-13 46-28 46-28 0-28-38-28-45z">
            <text:p/>
          </draw:path>
          <draw:path draw:style-name="gr13" draw:text-style-name="P7" draw:layer="layout" svg:width="0.163cm" svg:height="0.193cm" svg:x="3.257cm" svg:y="6.95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13" draw:text-style-name="P7" draw:layer="layout" svg:width="0.142cm" svg:height="0.186cm" svg:x="3.444cm" svg:y="6.95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</draw:g>
        <draw:g>
          <svg:title>TexMaths</svg:title>
          <svg:desc>12§display§\text{Jet axis}§svg§600§TRUE</svg:desc>
          <draw:polygon draw:style-name="gr12" draw:text-style-name="P6" draw:layer="layout" svg:width="1.421cm" svg:height="0.287cm" svg:x="11.366cm" svg:y="3.979cm" svg:viewBox="0 0 1422 288" draw:points="712,288 0,288 0,0 1422,0 1422,288">
            <text:p/>
          </draw:polygon>
          <draw:path draw:style-name="gr13" draw:text-style-name="P7" draw:layer="layout" svg:width="0.179cm" svg:height="0.298cm" svg:x="11.383cm" svg:y="3.978cm" svg:viewBox="0 0 180 299" svg:d="M110 227c0 38-20 62-43 62-2 0-31 0-47-24 22 0 28-13 28-24 0-15-12-24-24-24-10 0-24 6-24 24 0 33 30 58 68 58 44 0 75-30 78-61 2-4 2-5 2-19v-189c0-17 6-17 32-17v-13c-19 1-35 1-55 1-17 0-55 0-71-1v13h16c40 0 40 6 40 21z">
            <text:p/>
          </draw:path>
          <draw:path draw:style-name="gr13" draw:text-style-name="P7" draw:layer="layout" svg:width="0.163cm" svg:height="0.194cm" svg:x="11.594cm" svg:y="4.078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132cm" svg:height="0.264cm" svg:x="11.776cm" svg:y="4.007cm" svg:viewBox="0 0 133 265" svg:d="M66 91h60v-13h-60v-78h-11c-1 35-13 80-55 82v9h36v117c0 53 40 57 55 57 30 0 42-30 42-57v-24h-11v24c0 31-12 47-28 47-28 0-28-39-28-46z">
            <text:p/>
          </draw:path>
          <draw:path draw:style-name="gr13" draw:text-style-name="P7" draw:layer="layout" svg:width="0.191cm" svg:height="0.194cm" svg:x="12.091cm" svg:y="4.078cm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3" draw:text-style-name="P7" draw:layer="layout" svg:width="0.213cm" svg:height="0.182cm" svg:x="12.288cm" svg:y="4.085cm" svg:viewBox="0 0 214 183" svg:d="M116 83c14-16 29-36 40-48 13-15 30-22 50-22v-13c-10 1-24 1-34 1-14 0-36-1-41-1v13c8 1 12 6 12 13 0 8-4 12-6 15l-27 33-33-43c-4-3-4-5-4-7 0-6 6-11 15-11v-13c-11 0-39 1-46 1-8 0-29 0-40-1v13c30 0 30 0 50 27l42 54-40 50c-20 25-46 27-54 27v12c11 0 24-2 35-2 13 0 30 2 41 2v-12c-10-3-12-8-12-14 0-9 12-24 37-54l32 42c4 5 10 12 10 15s-4 9-16 11v12c13 0 36-2 46-2 12 0 29 2 41 2v-12c-23 0-30-2-40-14z">
            <text:p/>
          </draw:path>
          <draw:path draw:style-name="gr13" draw:text-style-name="P7" draw:layer="layout" svg:width="0.09cm" svg:height="0.282cm" svg:x="12.518cm" svg:y="3.98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13" draw:text-style-name="P7" draw:layer="layout" svg:width="0.138cm" svg:height="0.194cm" svg:x="12.636cm" svg:y="4.078cm" svg:viewBox="0 0 139 195" svg:d="M74 108c10 1 45 8 45 38 0 22-15 40-48 40-36 0-52-25-59-61-1-5-2-7-6-7-6 0-6 3-6 10v57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
            <text:p/>
          </draw:path>
        </draw:g>
        <draw:g>
          <svg:title>TexMaths</svg:title>
          <svg:desc>12§display§\text{Measured track}§svg§600§TRUE</svg:desc>
          <draw:polygon draw:style-name="gr12" draw:text-style-name="P6" draw:layer="layout" svg:width="2.842cm" svg:height="0.292cm" svg:x="5.349cm" svg:y="8.164cm" svg:viewBox="0 0 2843 293" draw:points="1421,293 0,293 0,0 2843,0 2843,293">
            <text:p/>
          </draw:polygon>
          <draw:path draw:style-name="gr13" draw:text-style-name="P7" draw:layer="layout" svg:width="0.355cm" svg:height="0.288cm" svg:x="5.365cm" svg:y="8.168cm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
            <text:p/>
          </draw:path>
          <draw:path draw:style-name="gr13" draw:text-style-name="P7" draw:layer="layout" svg:width="0.163cm" svg:height="0.194cm" svg:x="5.746cm" svg:y="8.267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191cm" svg:height="0.194cm" svg:x="5.938cm" svg:y="8.267cm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3" draw:text-style-name="P7" draw:layer="layout" svg:width="0.138cm" svg:height="0.194cm" svg:x="6.145cm" svg:y="8.267cm" svg:viewBox="0 0 139 195" svg:d="M74 108c10 1 45 8 45 38 0 22-16 40-48 40-36 0-52-25-59-61-1-5-2-7-6-7-6 0-6 3-6 10v57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13" draw:text-style-name="P7" draw:layer="layout" svg:width="0.213cm" svg:height="0.191cm" svg:x="6.31cm" svg:y="8.27cm" svg:viewBox="0 0 214 192" svg:d="M152 154v38l62-5v-13c-30 0-34-2-34-23v-151l-62 5v13c30 0 33 2 33 24v76c0 36-20 65-51 65-36 0-38-20-38-43v-140l-62 5v13c34 0 34 1 34 38v64c0 34 0 72 63 72 24 0 43-12 55-38z">
            <text:p/>
          </draw:path>
          <draw:path draw:style-name="gr13" draw:text-style-name="P7" draw:layer="layout" svg:width="0.142cm" svg:height="0.186cm" svg:x="6.542cm" svg:y="8.27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63cm" svg:height="0.194cm" svg:x="6.706cm" svg:y="8.267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3" draw:text-style-name="P7" draw:layer="layout" svg:width="0.208cm" svg:height="0.298cm" svg:x="6.896cm" svg:y="8.163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13" draw:text-style-name="P7" draw:layer="layout" svg:width="0.132cm" svg:height="0.264cm" svg:x="7.263cm" svg:y="8.197cm" svg:viewBox="0 0 133 265" svg:d="M66 91h60v-13h-60v-78h-11c-1 35-13 80-55 82v9h36v117c0 53 40 57 55 57 30 0 42-30 42-57v-24h-11v24c0 31-13 47-28 47-28 0-28-39-28-46z">
            <text:p/>
          </draw:path>
          <draw:path draw:style-name="gr13" draw:text-style-name="P7" draw:layer="layout" svg:width="0.142cm" svg:height="0.186cm" svg:x="7.431cm" svg:y="8.27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1cm" svg:height="0.194cm" svg:x="7.602cm" svg:y="8.267cm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3" draw:text-style-name="P7" draw:layer="layout" svg:width="0.161cm" svg:height="0.194cm" svg:x="7.808cm" svg:y="8.267cm" svg:viewBox="0 0 162 195" svg:d="M35 97c0-68 35-86 57-86 4 0 32 0 46 15-17 2-20 15-20 20 0 10 8 19 20 19 11 0 19-7 19-19 0-29-32-46-65-46-52 0-92 46-92 98 0 55 42 97 91 97 58 0 71-51 71-56 0-3-5-3-6-3-4 0-5 1-5 3-13 40-41 45-56 45-22 0-60-18-60-87z">
            <text:p/>
          </draw:path>
          <draw:path draw:style-name="gr13" draw:text-style-name="P7" draw:layer="layout" svg:width="0.204cm" svg:height="0.293cm" svg:x="7.981cm" svg:y="8.163cm" svg:viewBox="0 0 205 294" svg:d="M34 262c0 19-5 19-34 19v13c14 0 34-1 47-1 12 0 29 0 45 1v-13c-27 0-32 0-32-19v-43l26-24c34 45 52 69 52 76 0 9-7 10-16 10v13c12 0 38-1 46-1 12 0 24 0 37 1v-13c-15 0-25 0-42-23l-53-75c-1-2-3-4-3-5s31-27 35-30c26-22 44-23 54-23v-13c-14 1-18 1-30 1-16 0-42-1-48-1v13c8 0 13 5 13 11 0 8-6 13-10 15l-60 52v-203l-61 5v13c30 0 34 2 34 24z">
            <text:p/>
          </draw:path>
        </draw:g>
        <draw:g>
          <svg:title>TexMaths</svg:title>
          <svg:desc>12§display§P§svg§600§TRUE</svg:desc>
          <draw:polygon draw:style-name="gr12" draw:text-style-name="P6" draw:layer="layout" svg:width="0.328cm" svg:height="0.287cm" svg:x="4.061cm" svg:y="7.44cm" svg:viewBox="0 0 329 288" draw:points="165,288 0,288 0,0 329,0 329,288">
            <text:p/>
          </draw:polygon>
          <draw:path draw:style-name="gr13" draw:text-style-name="P7" draw:layer="layout" svg:width="0.302cm" svg:height="0.288cm" svg:x="4.078cm" svg:y="7.439cm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8zM142 29c3-15 4-16 23-16h40c35 0 58 11 58 41 0 17-8 53-25 68-21 20-47 22-65 22h-60z">
            <text:p/>
          </draw:path>
        </draw:g>
        <draw:g>
          <svg:title>TexMaths</svg:title>
          <svg:desc>12§display§\text{Track from }B\text{ hadron decay}§svg§600§TRUE</svg:desc>
          <draw:polygon draw:style-name="gr12" draw:text-style-name="P6" draw:layer="layout" svg:width="5.121cm" svg:height="0.373cm" svg:x="8.112cm" svg:y="6.33cm" svg:viewBox="0 0 5122 374" draw:points="2561,374 0,374 0,0 5122,0 5122,374">
            <text:p/>
          </draw:polygon>
          <draw:path draw:style-name="gr13" draw:text-style-name="P7" draw:layer="layout" svg:width="0.274cm" svg:height="0.286cm" svg:x="8.128cm" svg:y="6.336cm" svg:viewBox="0 0 275 287" svg:d="M266 0h-258l-8 95h11c6-67 12-82 75-82 9 0 20 0 23 1 10 2 10 6 10 16v223c0 14 0 20-45 20h-16v14c16-2 60-2 79-2 20 0 63 0 80 2v-14h-17c-44 0-44-6-44-20v-223c0-8 0-14 8-16 4-1 16-1 24-1 64 0 70 15 76 82h11z">
            <text:p/>
          </draw:path>
          <draw:path draw:style-name="gr13" draw:text-style-name="P7" draw:layer="layout" svg:width="0.142cm" svg:height="0.186cm" svg:x="8.392cm" svg:y="6.43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91cm" svg:height="0.193cm" svg:x="8.563cm" svg:y="6.433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13" draw:text-style-name="P7" draw:layer="layout" svg:width="0.161cm" svg:height="0.193cm" svg:x="8.77cm" svg:y="6.433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13" draw:text-style-name="P7" draw:layer="layout" svg:width="0.204cm" svg:height="0.293cm" svg:x="8.942cm" svg:y="6.329cm" svg:viewBox="0 0 205 294" svg:d="M34 261c0 20-5 20-34 20v13c14 0 34-2 47-2 12 0 29 0 45 2v-13c-27 0-32 0-32-20v-43l26-24c34 46 52 70 52 77 0 8-7 10-16 10v13c12 0 38-2 46-2 12 0 24 0 37 2v-13c-15 0-25 0-42-23l-53-76c-1-1-3-3-3-5 0-1 31-26 35-30 26-21 44-22 54-22v-14c-14 2-18 2-30 2-16 0-42-2-48-2v14c8 0 13 4 13 10 0 9-6 14-10 16l-60 52v-203l-61 5v13c30 0 34 2 34 24z">
            <text:p/>
          </draw:path>
          <draw:path draw:style-name="gr13" draw:text-style-name="P7" draw:layer="layout" svg:width="0.137cm" svg:height="0.297cm" svg:x="9.306cm" svg:y="6.324cm" svg:viewBox="0 0 138 298" svg:d="M60 116v-49c0-37 20-57 40-57 1 0 7 0 14 2-6 2-13 7-13 18 0 10 7 18 18 18 13 0 19-8 19-18 0-16-16-30-38-30-30 0-66 23-66 67v49h-34v13h34v137c0 19-5 19-34 19v13c17-1 37-1 49-1 17 0 37 0 54 1v-13h-9c-32 0-33-4-33-20v-136h49v-13z">
            <text:p/>
          </draw:path>
          <draw:path draw:style-name="gr13" draw:text-style-name="P7" draw:layer="layout" svg:width="0.142cm" svg:height="0.186cm" svg:x="9.432cm" svg:y="6.43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87cm" svg:height="0.193cm" svg:x="9.598cm" svg:y="6.433cm" svg:viewBox="0 0 188 194" svg:d="M188 99c0-55-43-99-94-99-53 0-94 47-94 99 0 54 44 95 94 95 51 0 94-41 94-95zM94 183c-18 0-36-8-48-27-11-19-11-45-11-60 0-17 0-40 11-59 10-19 31-27 48-27 19 0 37 9 48 27 10 18 10 42 10 59 0 15 0 38-8 56-10 19-29 31-50 31z">
            <text:p/>
          </draw:path>
          <draw:path draw:style-name="gr13" draw:text-style-name="P7" draw:layer="layout" svg:width="0.329cm" svg:height="0.186cm" svg:x="9.809cm" svg:y="6.43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13" draw:text-style-name="P7" draw:layer="layout" svg:width="0.301cm" svg:height="0.288cm" svg:x="10.312cm" svg:y="6.334cm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
            <text:p/>
          </draw:path>
          <draw:path draw:style-name="gr13" draw:text-style-name="P7" draw:layer="layout" svg:width="0.213cm" svg:height="0.293cm" svg:x="10.787cm" svg:y="6.329cm" svg:viewBox="0 0 214 294" svg:d="M34 261c0 20-5 20-34 20v13c14 0 36-2 48-2 11 0 34 2 48 2v-13c-29 0-34 0-34-20v-78c0-44 30-67 58-67 26 0 31 23 31 47v98c0 20-5 20-33 20v13c15 0 37-2 48-2 10 0 33 2 48 2v-13c-23 0-33 0-34-14v-80c0-36 0-49-13-65-6-7-19-15-45-15-36 0-54 25-61 42v-149l-61 5v13c30 0 34 2 34 24z">
            <text:p/>
          </draw:path>
          <draw:path draw:style-name="gr13" draw:text-style-name="P7" draw:layer="layout" svg:width="0.19cm" svg:height="0.193cm" svg:x="11.025cm" svg:y="6.433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13" draw:text-style-name="P7" draw:layer="layout" svg:width="0.208cm" svg:height="0.297cm" svg:x="11.232cm" svg:y="6.329cm" svg:viewBox="0 0 209 298" svg:d="M146 270v28l63-4v-13c-29 0-33-4-33-24v-257l-61 5v13c30 0 33 2 33 24v91c-12-16-30-26-53-26-51 0-95 42-95 96s42 95 90 95c28 0 46-14 56-28zM146 157v86c0 9 0 9-4 16-12 20-32 30-50 30-19 0-34-11-44-28-12-16-13-40-13-58 0-16 1-41 13-60 10-14 25-27 48-27 16 0 32 6 46 25 4 8 4 9 4 16z">
            <text:p/>
          </draw:path>
          <draw:path draw:style-name="gr13" draw:text-style-name="P7" draw:layer="layout" svg:width="0.142cm" svg:height="0.186cm" svg:x="11.463cm" svg:y="6.43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3" draw:text-style-name="P7" draw:layer="layout" svg:width="0.187cm" svg:height="0.193cm" svg:x="11.627cm" svg:y="6.433cm" svg:viewBox="0 0 188 194" svg:d="M188 99c0-55-43-99-93-99-54 0-95 47-95 99 0 54 44 95 94 95 51 0 94-41 94-95zM95 183c-19 0-37-8-49-27-11-19-11-45-11-60 0-17 0-40 11-59 10-19 31-27 48-27 19 0 37 9 48 27 10 18 10 42 10 59 0 15 0 38-8 56-10 19-29 31-49 31z">
            <text:p/>
          </draw:path>
          <draw:path draw:style-name="gr13" draw:text-style-name="P7" draw:layer="layout" svg:width="0.213cm" svg:height="0.186cm" svg:x="11.839cm" svg:y="6.43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13" draw:text-style-name="P7" draw:layer="layout" svg:width="0.208cm" svg:height="0.297cm" svg:x="12.214cm" svg:y="6.329cm" svg:viewBox="0 0 209 298" svg:d="M146 270v28l63-4v-13c-29 0-33-4-33-24v-257l-61 5v13c30 0 33 2 33 24v91c-12-16-30-26-53-26-51 0-95 42-95 96s42 95 90 95c28 0 46-14 56-28zM146 157v86c0 9 0 9-4 16-12 20-32 30-50 30-19 0-34-11-44-28-12-16-13-40-13-58 0-16 1-41 13-60 10-14 25-27 48-27 16 0 32 6 46 25 4 8 4 9 4 16z">
            <text:p/>
          </draw:path>
          <draw:path draw:style-name="gr13" draw:text-style-name="P7" draw:layer="layout" svg:width="0.163cm" svg:height="0.193cm" svg:x="12.446cm" svg:y="6.433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13" draw:text-style-name="P7" draw:layer="layout" svg:width="0.161cm" svg:height="0.193cm" svg:x="12.634cm" svg:y="6.433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13" draw:text-style-name="P7" draw:layer="layout" svg:width="0.19cm" svg:height="0.193cm" svg:x="12.825cm" svg:y="6.433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13" draw:text-style-name="P7" draw:layer="layout" svg:width="0.207cm" svg:height="0.269cm" svg:x="13.013cm" svg:y="6.44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</draw:g>
        <draw:g>
          <svg:title>TexMaths</svg:title>
          <svg:desc>12§display§V§svg§600§TRUE</svg:desc>
          <draw:polygon draw:style-name="gr12" draw:text-style-name="P6" draw:layer="layout" svg:width="0.339cm" svg:height="0.287cm" svg:x="2.646cm" svg:y="6.104cm" svg:viewBox="0 0 340 288" draw:points="171,288 0,288 0,0 340,0 340,288">
            <text:p/>
          </draw:polygon>
          <draw:path draw:style-name="gr13" draw:text-style-name="P7" draw:layer="layout" svg:width="0.302cm" svg:height="0.298cm" svg:x="2.67cm" svg:y="6.103cm" svg:viewBox="0 0 303 299" svg:d="M243 48c20-32 38-34 54-35 5 0 6-7 6-8 0-4-3-5-6-5-11 0-23 1-35 1-15 0-29-1-42-1-3 0-9 0-9 8 0 5 5 5 8 5 12 1 19 5 19 15 0 6-6 15-6 15l-130 207-29-224c0-7 10-13 29-13 6 0 11 0 11-8 0-4-4-5-6-5-17 0-35 1-53 1-7 0-16 0-23 0-8 0-15-1-23-1-3 0-8 0-8 8 0 5 4 5 11 5 24 0 24 4 25 15l34 261c1 9 2 10 8 10 7 0 9-2 12-8z">
            <text:p/>
          </draw:path>
        </draw:g>
        <draw:g>
          <svg:title>TexMaths</svg:title>
          <svg:desc>12§display§Q§svg§600§TRUE</svg:desc>
          <draw:polygon draw:style-name="gr12" draw:text-style-name="P6" draw:layer="layout" svg:width="0.333cm" svg:height="0.368cm" svg:x="8.071cm" svg:y="5.824cm" svg:viewBox="0 0 334 369" draw:points="167,369 0,369 0,0 334,0 334,369">
            <text:p/>
          </draw:polygon>
          <draw:path draw:style-name="gr13" draw:text-style-name="P7" draw:layer="layout" svg:width="0.292cm" svg:height="0.379cm" svg:x="8.091cm" svg:y="5.813cm" svg:viewBox="0 0 293 380" svg:d="M165 295c66-24 128-100 128-181 0-68-46-114-108-114-91 0-185 96-185 194 0 71 48 113 108 113 11 0 25-1 42-6-1 26-1 27-1 32 0 13 0 47 35 47 50 0 71-78 71-82 0-3-4-4-5-4-4 0-5 2-5 4-11 30-35 41-50 41-20 0-26-12-30-44zM85 292c-33-13-48-46-48-85 0-28 11-88 43-134 32-43 71-62 103-62 42 0 73 32 73 90 0 42-22 140-93 180-2-15-7-46-38-46-22 0-43 22-43 43 0 8 3 13 3 14zM111 297c-5 0-20 0-20-19 0-17 17-33 34-33 18 0 26 10 26 36 0 5 0 7-4 8-11 5-24 8-36 8z">
            <text:p/>
          </draw:path>
        </draw:g>
        <draw:g>
          <svg:title>TexMaths</svg:title>
          <svg:desc>12§display§J§svg§600§TRUE</svg:desc>
          <draw:polygon draw:style-name="gr12" draw:text-style-name="P6" draw:layer="layout" svg:width="0.274cm" svg:height="0.287cm" svg:x="7.906cm" svg:y="4.638cm" svg:viewBox="0 0 275 288" draw:points="137,288 0,288 0,0 275,0 275,288">
            <text:p/>
          </draw:polygon>
          <draw:path draw:style-name="gr13" draw:text-style-name="P7" draw:layer="layout" svg:width="0.238cm" svg:height="0.298cm" svg:x="7.936cm" svg:y="4.637cm" svg:viewBox="0 0 239 299" svg:d="M199 31c4-14 5-18 28-18 7 0 12 0 12-8 0-4-4-5-6-5-11 0-37 1-48 1-13 0-48-1-63-1-3 0-8 0-8 8 0 5 4 5 14 5s15 0 26 1c9 2 12 3 12 9 0 2 0 5-1 8l-50 195c-9 41-38 63-60 63-12 0-33-4-41-26 2 0 5 0 5 0 17 0 28-14 28-26 0-14-11-18-18-18-9 0-29 4-29 33 0 27 23 47 56 47 39 0 83-29 94-7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2" draw:display-name="Dashed (var) 2" draw:style="rect" draw:dots1="1" draw:dots1-length="400%" draw:distance="35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5-06-15T11:57:58.454533779</meta:creation-date>
    <dc:date>2015-06-17T11:14:57.434899871</dc:date>
    <dc:creator>Alexandre Aubin</dc:creator>
    <meta:editing-duration>PT1H1M50S</meta:editing-duration>
    <meta:editing-cycles>7</meta:editing-cycles>
    <meta:generator>LibreOffice/4.4.2.2$Linux_X86_64 LibreOffice_project/40m0$Build-2</meta:generator>
    <meta:document-statistic meta:object-count="142"/>
  </office:meta>
</office:document-meta>
</file>